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enry Iliowizi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27, 1896</text:p>
      <text:p text:style-name="P5">Month<text:tab/><text:tab/><text:tab/><text:tab/><text:tab/><text:tab/>July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2127 Gratz Avenue/</text:p>
      <text:p text:style-name="P3">Philadelphia, July the 27, 1896/</text:p>
      <text:p text:style-name="P2">The Rev. Dr. Sabato Morais,/</text:p>
      <text:p text:style-name="P2">My Dear and honored Sir,/</text:p>
      <text:p text:style-name="P2"><text:tab/>Your telegram has reached me. <text:s/>I did not deem it necessary to reply by wire, it/ being understood that I am only too willing and much honored to be your substi-/tute in any office or function you may choose to command my services.--My wife/ joins me in praying that you may be greatly benefited by your stay in a saline/ atmosphere. <text:s/>May the gracious Father in heaven lengthen and sweeten your years,/ whose life has been a continuous blessing for all those who delight to walk in/ the light of God!/</text:p>
      <text:p text:style-name="P3">Your most loyal friend/</text:p>
      <text:p text:style-name="P3">Henry Iliowizi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3:12:48.08</meta:creation-date>
    <meta:document-statistic meta:table-count="0" meta:image-count="0" meta:object-count="0" meta:page-count="2" meta:paragraph-count="67" meta:word-count="281" meta:character-count="1910"/>
    <dc:date>2012-01-05T13:44:39.13</dc:date>
    <dc:creator>Penn Libraries</dc:creator>
    <meta:editing-duration>PT00H16M40S</meta:editing-duration>
    <meta:editing-cycles>1</meta:editing-cycles>
    <meta:generator>OpenOffice.org/3.2$Win32 OpenOffice.org_project/320m12$Build-9483</meta:generator>
  </office:meta>
</office:document-meta>
</file>